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_20_left">
      <style:paragraph-properties fo:text-align="center" style:justify-single-word="false"/>
    </style:style>
    <style:style style:name="P2" style:family="paragraph" style:parent-style-name="Footer">
      <style:text-properties fo:color="#000000" style:font-name="Verdana" fo:font-size="12pt" style:font-name-asian="Arial" style:font-size-asian="12pt" style:font-name-complex="Arial" style:font-size-complex="12pt"/>
    </style:style>
    <style:style style:name="P3" style:family="paragraph" style:parent-style-name="Footer_20_right">
      <style:paragraph-properties fo:text-align="center"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1cm" fo:margin-right="0cm" fo:text-indent="0cm" style:auto-text-indent="false"/>
    </style:style>
    <style:style style:name="P7" style:family="paragraph" style:parent-style-name="Heading_20_2">
      <style:paragraph-properties fo:break-before="page"/>
    </style:style>
    <style:style style:name="P8" style:family="paragraph" style:parent-style-name="Heading_20_1" style:master-page-name="Lettera-prima-pagina-A4">
      <style:paragraph-properties style:page-number="auto"/>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ffffff" style:background-transparency="0%" fo:padding="0.15cm" fo:border-left="none" fo:border-right="none" fo:border-top="0.035cm solid #000000" fo:border-bottom="none" style:shadow="none">
        <style:background-image/>
      </style:graphic-properties>
    </style:style>
    <text:list-style style:name="L1">
      <text:list-level-style-bullet text:level="1" text:style-name="Bullet_20_Symbols" style:num-prefix=" " style:num-suffix="." text:bullet-char="•">
        <style:list-level-properties text:space-before="0.635cm" text:min-label-width="0.635cm"/>
        <style:text-properties style:font-name="StarSymbol1"/>
      </text:list-level-style-bullet>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image text:level="1" text:style-name="Numbering_20_Symbols" xlink:href="Pictures/100002000000000A0000000ADDA84F49.gif" xlink:type="simple" xlink:show="embed" xlink:actuate="onLoad">
        <style:list-level-properties text:space-before="0.635cm" text:min-label-width="0.635cm" style:vertical-pos="bottom" style:vertical-rel="baseline" fo:width="0.265cm" fo:height="0.265cm"/>
      </text:list-level-style-image>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00" text:name="riferimento"/>
        <text:user-field-decl office:value-type="string" office:string-value="cf" text:name="tipo_doc"/>
      </text:user-field-decls>
      <draw:frame draw:style-name="fr1" draw:name="Frame1" text:anchor-type="page" text:anchor-page-number="1" svg:x="1.221cm" svg:y="9.961cm" svg:width="0.55cm" draw:z-index="0">
        <draw:text-box fo:min-height="0.64cm">
          <text:p text:style-name="Frame_20_contents"/>
        </draw:text-box>
      </draw:frame>
      <draw:frame draw:style-name="fr1" draw:name="Frame2" text:anchor-type="page" text:anchor-page-number="1" svg:x="1.221cm" svg:y="19.8cm" svg:width="0.55cm" draw:z-index="1">
        <draw:text-box fo:min-height="0.64cm">
          <text:p text:style-name="Frame_20_contents"/>
        </draw:text-box>
      </draw:frame>
      <text:h text:style-name="P8" text:outline-level="1">Estensione per OpenOffice.org: EsportaPDF</text:h>
      <text:p text:style-name="Text_20_body">Questa semplice estensione ha lo scopo di facilitare l'utilizzo del filtro di esportazione PDF, fornendo sei profili di esportazione predefiniti, le cui impostazioni sono memorizzabili.</text:p>
      <text:p text:style-name="Text_20_body">I profili sono memorizzati individualmente tra le sessioni di OpenOffice.org.</text:p>
      <text:h text:style-name="Heading_20_2" text:outline-level="2">Storia aggiornamenti</text:h>
      <text:p text:style-name="Text_20_body">0.1.96 (2008-03-22)</text:p>
      <text:list text:style-name="L1">
        <text:list-item>
          <text:p text:style-name="P9">corretto problema visualizzazione dialogo configurazione in OOo 2.4</text:p>
        </text:list-item>
      </text:list>
      <text:p text:style-name="Text_20_body">0.1.94 (2008-01-19)</text:p>
      <text:list text:style-name="L2">
        <text:list-item>
          <text:p text:style-name="P10">aggiunta opzione per apertura PDF con lettore al termine dell'esportazione</text:p>
        </text:list-item>
        <text:list-item>
          <text:p text:style-name="P10">aggiunta opzione per controllare se il file PDF può essere sovrascritto. In GNU/Linux i lettori PDF di solito non bloccano il file in scrittura, quindi potrebbe non esserci alcuna segnalazione. </text:p>
        </text:list-item>
      </text:list>
      <text:p text:style-name="Text_20_body">0.1.91</text:p>
      <text:p text:style-name="P6">Alcune piccole correzioni </text:p>
      <text:p text:style-name="Text_20_body">0.1.84</text:p>
      <text:p text:style-name="P6">prima versione</text:p>
      <text:h text:style-name="Heading_20_2" text:outline-level="2">Breve descrizione</text:h>
      <text:p text:style-name="Text_20_body">L'estensione è scritta in StarBasic ed è quindi modificabile da un utente che possieda le conoscenze necessarie.</text:p>
      <text:p text:style-name="Text_20_body">È stata scritta per la versione 2.4 di OpenOffice.org, ma funziona a partire dalla 2.3. Le proprietà del filtro di esportazione della 2.4 (p.es. PDF/A-1a) presenti, vengono ignorate dalla 2.3.</text:p>
      <text:p text:style-name="Text_20_body">Dovrebbero già funzionare con la versione di sviluppo 2.4 ultima caricata ad oggi (2008-01-19), cioè la OOH680_m2.</text:p>
      <text:p text:style-name="Text_20_body">Se la versione di OpenOffice.org non supporta ancora il PDF/A-1a, selezione <text:span text:style-name="T1">PDF/A-1a</text:span> presente nel dialogo in alto a sinistra è disattivata e forzata a 'non spuntata'.</text:p>
      <text:p text:style-name="Text_20_body">Dopo l'installazione occorre chiudere OOo, anche <text:span text:style-name="T1">quickstart</text:span>, se attivo.</text:p>
      <text:p text:style-name="Text_20_body">Aggiunge una barra degli strumenti con un singolo pulsante e una voce di menu: <text:span text:style-name="T1">Strumenti &gt; Add-on &gt; Esporta PDF</text:span><text:span text:style-name="T2">.</text:span></text:p>
      <text:p text:style-name="P4">Dei sei profili, quattro sono preconfigurati, due sono configurati ai valori standard, ma tutti sono comunque riconfigurabili secondo il desiderio dell'utente.</text:p>
      <text:p text:style-name="Text_20_body">I profili sono tutti denominabili e definibili dall'utente.</text:p>
      <text:p text:style-name="Text_20_body">L'ultimo profilo selezionato viene conservato e ripresentato al successivo richiamo della funzione.</text:p>
      <text:p text:style-name="Text_20_body">Così come la selezione <text:span text:style-name="T1">PDF/A-1a</text:span> presente nel dialogo in alto a sinistra.</text:p>
      <text:p text:style-name="Text_20_body">È presente un dialogo per una parte delle proprietà (pulsante <text:span text:style-name="T1">Impostazioni...</text:span>) , mentre è possibile prelevare i rimanenti dall'ultima operazione di esportazione PDF eseguita.</text:p>
      <text:p text:style-name="Text_20_body">Quindi, molto semplicemente, l'utente può:</text:p>
      <text:list text:style-name="L3">
        <text:list-item>
          <text:p text:style-name="P11">usando l'esportazione standard PDF, regolare i parametri fino ad ottenere i risultati che desiderate, poi:</text:p>
        </text:list-item>
        <text:list-item>
          <text:p text:style-name="P11">richiamate il dialogo principale dell'estensione (il pulsante della barra degli strumenti aggiunta o tramite: <text:span text:style-name="T1">Strumenti &gt; Add-on &gt; Esporta PDF</text:span> ) </text:p>
        </text:list-item>
        <text:list-item>
          <text:p text:style-name="P11"><text:soft-page-break/>selezionate uno dei profili, anche uno tra quelli già presenti, se non interessa</text:p>
        </text:list-item>
        <text:list-item>
          <text:p text:style-name="P11">premete il pulsante <text:span text:style-name="T1">Impostazioni...</text:span> poi premete il pulsante <text:span text:style-name="T1">Legge parametri ultima </text:span><text:span text:style-name="T1">esportazione PDF...</text:span> </text:p>
        </text:list-item>
        <text:list-item>
          <text:p text:style-name="P11">confermando con il pulsante Ok del dialogo di avviso che viene successivamente presentato, tutte le proprietà dell'ultima operazione di esportazione (anche quelle non visualizzate) sono salvate nella configurazione selezionata al punto 3.</text:p>
        </text:list-item>
      </text:list>
      <text:p text:style-name="Text_20_body">A scelta dell'utente, il documento PDF viene protetto (limitatamente alle autorizzazioni) tramite una password generata in modo <text:span text:style-name="T1">PSEUDO CASUALE</text:span>. Ciò significa che esiste la possibilità che vengano generate due password uguali.</text:p>
      <text:p text:style-name="Text_20_body">Per inserire una propria password è necessario modificare il codice StarBasic, che si trova nel modulo: <text:span text:style-name="T1">it_acca_esse_EsportaPDF.Esporta</text:span><text:span text:style-name="T2">, nome funzione: </text:span><text:span text:style-name="T1">GeneratePassword</text:span>.</text:p>
      <text:p text:style-name="Text_20_body">I commenti lì spiegano come fare.</text:p>
      <text:p text:style-name="Text_20_body">Ricordare inoltre che il file pdf generato sovrascrive qualsiasi file pdf presente nella cartella in cui è presente il file di origine, senza ulteriore richiesta.</text:p>
      <text:p text:style-name="Text_20_body">A richiesta, il file PDF generato viene aperto con l'applicazione selezionabile dall'utente, inoltre l'applicazione controlla se il file PDF non è aperto e bloccato da qualche altra applicazione.</text:p>
      <text:p text:style-name="Text_20_body">Se generato come PDF/A-1a, assumerà il tipo: pdfa.pdf</text:p>
      <text:p text:style-name="Text_20_body">Cioè, dato un file origine di nome brief-manual.odt, otterrete:</text:p>
      <text:list text:style-name="L4">
        <text:list-item>
          <text:p text:style-name="P12">brief-manual.pdf per il file pdf normale, versione 1.4</text:p>
        </text:list-item>
        <text:list-item>
          <text:p text:style-name="P12">brief-manual.pdfa.pdf per il file PDF/A-1a.</text:p>
        </text:list-item>
      </text:list>
      <text:h text:style-name="Heading_20_2" text:outline-level="2">Ancora da fare</text:h>
      <text:p text:style-name="Text_20_body">Terminare la localizzazione in inglese.</text:p>
      <text:h text:style-name="Heading_20_2" text:outline-level="2"/>
      <text:h text:style-name="P7" text:outline-level="2">Informazioni sulla licenza</text:h>
      <text:p text:style-name="Text_20_body">La licenza dell'estensione è LGPL 2.1, viene presentata all'installazione.</text:p>
      <text:p text:style-name="Text_20_body">L'aggiornamento dell'estensione avviene via Internet su richiesta dell'utente.</text:p>
      <text:p text:style-name="Text_20_body">Infine, ricordare che:</text:p>
      <text:p text:style-name="P5">POICHÉ LA LIBRERIA VIENE CONCESSA CON LICENZA GRATUITA, NON ESISTE</text:p>
      <text:p text:style-name="P5">ALCUNA GARANZIA <text:s/>PER LA LIBRERIA, NEI LIMITI <text:s/>CONSENTITI DALLE VIGENTI</text:p>
      <text:p text:style-name="P5">LEGGI. <text:s/>SE <text:s/>NON INDICATO DIVERSAMENTE <text:s/>PER ISCRITTO, IL <text:s/>DETENTORE DEL</text:p>
      <text:p text:style-name="P5">COPYRIGHT E LE ALTRE PARTI FORNISCONO IL PROGRAMMA "COSÌ COM'È", SENZA</text:p>
      <text:p text:style-name="P5">ALCUN TIPO DI GARANZIA, NÉ <text:s/>ESPLICITA NÉ IMPLICITA; CIÒ INCLUDE, SENZA</text:p>
      <text:p text:style-name="P5">LIMITARSI <text:s/>A <text:s/>QUESTO, <text:s/>LA <text:s/>GARANZIA <text:s/>IMPLICITA <text:s/>DI <text:s/>COMMERCIABILITÀ <text:s/>E</text:p>
      <text:p text:style-name="P5">UTILIZZABILITÀ PER UNO SCOPO PARTICOLARE. <text:s/>TUTTI I RISCHI SU QUALITÀ E</text:p>
      <text:p text:style-name="P5">PRESTAZIONI <text:s/>DELLA LIBRERIA <text:s/>SONO A <text:s/>CARICO DEL <text:s/>LICENZIATARIO. <text:s/>SE LA</text:p>
      <text:p text:style-name="P5">LIBRERIA <text:s/>DOVESSE <text:s/>RIVELARSI <text:s/>DIFETTOSA, <text:s/>IL LICENZIATARIO <text:s/>SI <text:s/>ASSUME</text:p>
      <text:p text:style-name="P5">L'ONERE DI OGNI MANUTENZIONE, RIPARAZIONE O CORREZIONE NECESSARIA.</text:p>
      <text:p text:style-name="Text_20_body">2008-03-22,</text:p>
      <text:p text:style-name="Text_20_body"><text:a xlink:type="simple" xlink:href="mailto:beppec56@openoffice.org"><text:s/>beppec56@openoffice.org</text:a> , <text:a xlink:type="simple" xlink:href="mailto:ooo-hs@acca-esse.it?subject=EsportaPDF:">ooo-hs@acca-esse.it</text:a></text:p>
      <text:p text:style-name="Text_20_body">Emesso in PDF/A-1a, verificabile qui: <text:a xlink:type="simple" xlink:href="http://www.datalogics.com/products/utils/callaspdfA-onlinedemo.asp">http://www.datalogics.com/products/utils/callaspdfA-onlinedemo.asp</text:a> </text:p>
      <text:p text:style-name="Text_20_body">Versione: 0.1.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5pt" fo:language="it" fo:country="IT" fo:font-weight="normal"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style:tab-stops/>
      </style:paragraph-properties>
      <style:text-properties style:font-size-rel="5pt"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22cm" fo:margin-bottom="0.109cm" style:page-number="auto"/>
      <style:text-properties style:font-size-rel="3pt" fo:font-style="obliqu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size-rel="2pt" fo:font-weight="900"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DejaVu Sans" fo:font-size="11pt"/>
    </style:style>
    <style:style style:name="Caption" style:family="paragraph" style:parent-style-name="Standard" style:class="extra">
      <style:paragraph-properties fo:margin-top="0.212cm" fo:margin-bottom="0.212cm" text:number-lines="false" text:line-number="0"/>
      <style:text-properties style:font-name="Bitstream Vera Sans" fo:font-size="12pt" fo:font-style="normal"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ggetto" style:family="paragraph" style:parent-style-name="Text_20_body">
      <style:paragraph-properties fo:margin-left="3.099cm" fo:margin-right="0cm" fo:margin-top="0cm" fo:margin-bottom="0.21cm" fo:text-indent="-3.099cm" style:auto-text-indent="false">
        <style:tab-stops>
          <style:tab-stop style:position="3cm"/>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_20_left">
      <style:paragraph-properties fo:text-align="center" style:justify-single-word="false"/>
    </style:style>
    <style:style style:name="P2" style:family="paragraph" style:parent-style-name="Footer">
      <style:text-properties fo:color="#000000" style:font-name="Verdana" fo:font-size="12pt" style:font-name-asian="Arial" style:font-size-asian="12pt" style:font-name-complex="Arial" style:font-size-complex="12pt"/>
    </style:style>
    <style:style style:name="P3" style:family="paragraph" style:parent-style-name="Footer_20_right">
      <style:paragraph-properties fo:text-align="center" style:justify-single-word="false"/>
    </style:style>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1cm" fo:margin-bottom="0.9cm" fo:margin-left="2.6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svg:height="1.9cm" fo:margin-left="0cm" fo:margin-right="0cm" fo:margin-top="0.499cm" style:dynamic-spacing="false"/>
      </style:footer-style>
    </style:page-layout>
    <style:page-layout style:name="pm5" style:page-usage="mirrored">
      <style:page-layout-properties fo:page-width="21.01cm" fo:page-height="29.69cm" style:num-format="1" style:print-orientation="portrait" fo:margin-top="1cm" fo:margin-bottom="1.499cm" fo:margin-left="2.6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svg:height="1.9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Envelope" style:page-layout-name="pm2"/>
    <style:master-page style:name="Footnote" style:page-layout-name="pm3"/>
    <style:master-page style:name="Endnote" style:page-layout-name="pm3"/>
    <style:master-page style:name="Lettera-prima-pagina-A4" style:page-layout-name="pm4" style:next-style-name="Lettera-pagine-seguenti-A4">
      <style:header>
        <text:p text:style-name="Footer"/>
      </style:header>
      <style:footer>
        <text:p text:style-name="P1"><text:page-number text:select-page="current">2</text:page-number>/<text:page-count>3</text:page-count></text:p>
        <text:p text:style-name="Footer_20_left">Documento redatto con OpenOffice.org, <text:a xlink:type="simple" xlink:href="http://it.openoffice.org/">http://it.openoffice.org</text:a> </text:p>
      </style:footer>
    </style:master-page>
    <style:master-page style:name="Lettera-pagine-seguenti-A4" style:page-layout-name="pm5">
      <style:header>
        <text:p text:style-name="P2"/>
      </style:header>
      <style:footer>
        <text:p text:style-name="P3"><text:page-number text:select-page="current">2</text:page-number>/<text:page-count>3</text:page-count></text:p>
        <text:p text:style-name="Footer_20_right">Documento redatto con OpenOffice.org, <text:a xlink:type="simple" xlink:href="http://it.openoffice.org/">http://it.openoffice.org</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2.4$Linux OpenOffice.org_project/680m12$Build-9286</meta:generator>
    <dc:title>Estensione per OpenOffice.org: EsportaPDF</dc:title>
    <dc:description>Breve, anzi brevissima descrizione dell'estensione citata nel titolo</dc:description>
    <dc:subject>EsportaPDF</dc:subject>
    <meta:initial-creator>Giuseppe Castagno</meta:initial-creator>
    <meta:creation-date>2008-01-13T14:08:53</meta:creation-date>
    <dc:creator>Giuseppe Castagno</dc:creator>
    <dc:date>2008-03-22T16:24:21</dc:date>
    <meta:keyword>OpenOffice.org</meta:keyword>
    <meta:keyword>estensione</meta:keyword>
    <meta:keyword>PDF</meta:keyword>
    <meta:keyword>PDF/A-1</meta:keyword>
    <meta:keyword>PDF/A-1a</meta:keyword>
    <meta:editing-cycles>87</meta:editing-cycles>
    <meta:editing-duration>PT2H31M28S</meta:editing-duration>
    <meta:template xlink:type="simple" xlink:actuate="onRequest" xlink:href="../../../../.ooohs2/user/uno_packages/cache/uno_packages/BSr0El_/Modelli_Acca_Esse.oxt/template/mytemplates/Documento%20vuoto.ott" xlink:title="Documento vuoto" meta:date="2008-01-13T14:08:53"/>
    <meta:user-defined meta:name="Info 1"/>
    <meta:user-defined meta:name="Info 2"/>
    <meta:user-defined meta:name="Info 3"/>
    <meta:user-defined meta:name="Info 4"/>
    <meta:document-statistic meta:table-count="0" meta:image-count="0" meta:object-count="0" meta:page-count="3" meta:paragraph-count="64" meta:word-count="724" meta:character-count="5061"/>
  </office:meta>
</office:document-meta>
</file>